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94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52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test_account-test_irr_simple-1-a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actions</text:p>
          </table:table-cell>
          <table:table-cell table:number-columns-repeated="3"/>
          <table:table-cell office:value-type="string" calcext:value-type="string">
            <text:p>Longmoney</text:p>
          </table:table-cell>
          <table:table-cell table:number-columns-repeated="2"/>
          <table:table-cell office:value-type="string" calcext:value-type="string">
            <text:p>Shortmoney</text:p>
          </table:table-cell>
          <table:table-cell table:number-columns-repeated="2"/>
        </table:table-row>
        <table:table-row table:style-name="ro1">
          <table:table-cell table:number-columns-repeated="2" office:value-type="date" office:date-value="2000-12-30" calcext:value-type="date">
            <text:p>12/30/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0-12-30" calcext:value-type="date">
            <text:p>12/30/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0-12-30" calcext:value-type="date">
            <text:p>12/30/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0-12-31" calcext:value-type="date">
            <text:p>12/31/00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0-12-31" calcext:value-type="date">
            <text:p>12/31/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0-12-31" calcext:value-type="date">
            <text:p>12/31/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2-01-01" calcext:value-type="date">
            <text:p>01/01/02</text:p>
          </table:table-cell>
          <table:table-cell/>
          <table:table-cell office:value-type="float" office:value="12340000" calcext:value-type="float">
            <text:p>12340000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float" office:value="12340000" calcext:value-type="float">
            <text:p>12340000</text:p>
          </table:table-cell>
          <table:table-cell office:value-type="date" office:date-value="2002-01-01" calcext:value-type="date">
            <text:p>01/01/02</text:p>
          </table:table-cell>
          <table:table-cell/>
          <table:table-cell office:value-type="float" office:value="12340000" calcext:value-type="float">
            <text:p>12340000</text:p>
          </table:table-cell>
        </table:table-row>
        <table:table-row table:style-name="ro1">
          <table:table-cell table:number-columns-repeated="2" office:value-type="date" office:date-value="2002-12-31" calcext:value-type="date">
            <text:p>12/31/02</text:p>
          </table:table-cell>
          <table:table-cell/>
          <table:table-cell office:value-type="float" office:value="-3620000" calcext:value-type="float">
            <text:p>-3620000</text:p>
          </table:table-cell>
          <table:table-cell office:value-type="date" office:date-value="2002-12-31" calcext:value-type="date">
            <text:p>12/31/02</text:p>
          </table:table-cell>
          <table:table-cell/>
          <table:table-cell office:value-type="float" office:value="-3620000" calcext:value-type="float">
            <text:p>-3620000</text:p>
          </table:table-cell>
          <table:table-cell office:value-type="date" office:date-value="2002-12-31" calcext:value-type="date">
            <text:p>12/31/02</text:p>
          </table:table-cell>
          <table:table-cell/>
          <table:table-cell office:value-type="float" office:value="-3620000" calcext:value-type="float">
            <text:p>-3620000</text:p>
          </table:table-cell>
        </table:table-row>
        <table:table-row table:style-name="ro1">
          <table:table-cell table:number-columns-repeated="2" office:value-type="date" office:date-value="2003-01-01" calcext:value-type="date">
            <text:p>01/01/03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3-01-01" calcext:value-type="date">
            <text:p>01/01/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3-01-01" calcext:value-type="date">
            <text:p>01/01/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3-12-31" calcext:value-type="date">
            <text:p>12/31/03</text:p>
          </table:table-cell>
          <table:table-cell/>
          <table:table-cell office:value-type="float" office:value="-5480000" calcext:value-type="float">
            <text:p>-5480000</text:p>
          </table:table-cell>
          <table:table-cell office:value-type="date" office:date-value="2003-12-31" calcext:value-type="date">
            <text:p>12/31/03</text:p>
          </table:table-cell>
          <table:table-cell/>
          <table:table-cell office:value-type="float" office:value="-5480000" calcext:value-type="float">
            <text:p>-5480000</text:p>
          </table:table-cell>
          <table:table-cell office:value-type="date" office:date-value="2003-12-31" calcext:value-type="date">
            <text:p>12/31/03</text:p>
          </table:table-cell>
          <table:table-cell/>
          <table:table-cell office:value-type="float" office:value="-5480000" calcext:value-type="float">
            <text:p>-5480000</text:p>
          </table:table-cell>
        </table:table-row>
        <table:table-row table:style-name="ro1">
          <table:table-cell table:number-columns-repeated="2" office:value-type="date" office:date-value="2004-01-01" calcext:value-type="date">
            <text:p>01/01/04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4-01-01" calcext:value-type="date">
            <text:p>01/01/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4-01-01" calcext:value-type="date">
            <text:p>01/01/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4-12-31" calcext:value-type="date">
            <text:p>12/31/04</text:p>
          </table:table-cell>
          <table:table-cell/>
          <table:table-cell office:value-type="float" office:value="-4810000" calcext:value-type="float">
            <text:p>-4810000</text:p>
          </table:table-cell>
          <table:table-cell office:value-type="date" office:date-value="2004-12-31" calcext:value-type="date">
            <text:p>12/31/04</text:p>
          </table:table-cell>
          <table:table-cell/>
          <table:table-cell office:value-type="float" office:value="-4810000" calcext:value-type="float">
            <text:p>-4810000</text:p>
          </table:table-cell>
          <table:table-cell office:value-type="date" office:date-value="2004-12-31" calcext:value-type="date">
            <text:p>12/31/04</text:p>
          </table:table-cell>
          <table:table-cell/>
          <table:table-cell office:value-type="float" office:value="-4810000" calcext:value-type="float">
            <text:p>-4810000</text:p>
          </table:table-cell>
        </table:table-row>
        <table:table-row table:style-name="ro1">
          <table:table-cell table:number-columns-repeated="2" office:value-type="date" office:date-value="2005-01-01" calcext:value-type="date">
            <text:p>01/01/0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5-01-01" calcext:value-type="date">
            <text:p>01/01/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5-01-01" calcext:value-type="date">
            <text:p>01/01/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date" office:date-value="2005-01-02" calcext:value-type="date">
            <text:p>01/02/05</text:p>
          </table:table-cell>
          <table:table-cell office:value-type="float" office:value="0" calcext:value-type="float">
            <text:p>0</text:p>
          </table:table-cell>
          <table:table-cell/>
          <table:table-cell office:value-type="date" office:date-value="2005-01-02" calcext:value-type="date">
            <text:p>01/02/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05-01-02" calcext:value-type="date">
            <text:p>01/02/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formula="of:=XIRR([.G2:.G11];[.E2:.E11])" office:value-type="float" office:value="0.0596715484642888" calcext:value-type="float">
            <text:p>0.0596715485</text:p>
          </table:table-cell>
          <table:table-cell table:style-name="Default"/>
          <table:table-cell/>
          <table:table-cell table:formula="of:=XIRR([.J2:.J11];[.H2:.H11])" office:value-type="float" office:value="0.0596715484642888" calcext:value-type="float">
            <text:p>0.05967154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3T23:30:19.075602000</dc:date>
    <meta:editing-duration>PT5M2S</meta:editing-duration>
    <meta:editing-cycles>1</meta:editing-cycles>
    <meta:generator>LibreOffice/5.1.3.2$MacOSX_X86_64 LibreOffice_project/644e4637d1d8544fd9f56425bd6cec110e49301b</meta:generator>
    <meta:document-statistic meta:table-count="1" meta:cell-count="87" meta:object-count="0"/>
  </office:meta>
</office:document-meta>
</file>